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q</mi>
            <mo stretchy="false">̄</mo>
          </mover>
        </mrow>
        <mi>j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o stretchy="false">α</mo>
            <mi>j</mi>
          </msub>
        </mrow>
        <mrow>
          <mi>m</mi>
        </mrow>
      </mfrac>
      <mi>t</mi>
      <mrow>
        <mi/>
        <mo stretchy="false">+</mo>
        <mi/>
      </mrow>
      <msub>
        <mo stretchy="false">β</mo>
        <mi>j</mi>
      </msub>
    </mrow>
    <annotation encoding="StarMath 5.0">{bar q} _j (t) `=` {%ialpha _j} over {m} t `+` %ibeta 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5:12:40.574000000</meta:creation-date>
    <meta:generator>LibreOffice/4.1.4.2$Windows_x86 LibreOffice_project/0a0440ccc0227ad9829de5f46be37cfb6edcf72</meta:generator>
  </office:meta>
</office:document-meta>
</file>